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.353cm"/>
    </style:style>
    <style:style style:name="ce3" style:family="table-cell" style:parent-style-name="Default" style:data-style-name="N0">
      <style:table-cell-properties fo:border="thin solid #000000" style:vertical-align="middle" fo:background-color="#DCE6F1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background-color="#DAEEF3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2F2F2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.353cm"/>
    </style:style>
    <style:style style:name="ce11" style:family="table-cell" style:parent-style-name="Default" style:data-style-name="N3">
      <style:table-cell-properties fo:border-top="none" fo:border-bottom="2pt solid #000000" fo:border-left="thin solid #000000" fo:border-right="thin solid #000000" fo:background-color="#F2F2F2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3">
      <style:table-cell-properties fo:border="thin solid #000000"/>
    </style:style>
    <style:style style:name="ce14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3">
      <style:table-cell-properties fo:border-top="thin solid #000000" fo:border-bottom="2pt solid #000000" fo:border-left="thin solid #000000" fo:border-right="thin solid #000000" fo:background-color="#F2F2F2"/>
      <style:text-properties fo:font-weight="bold" style:font-weight-asian="bold" style:font-weight-complex="bold"/>
    </style:style>
    <style:style style:name="ce16" style:family="table-cell" style:parent-style-name="Default" style:data-style-name="N3">
      <style:table-cell-properties fo:border="thin solid #000000" fo:background-color="#DCE6F1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微軟正黑體" style:font-name-asian="微軟正黑體" style:font-name-complex="微軟正黑體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72041666666667cm" style:use-optimal-column-width="true"/>
    </style:style>
    <style:style style:name="co2" style:family="table-column">
      <style:table-column-properties fo:break-before="auto" style:column-width="4.365625cm" style:use-optimal-column-width="true"/>
    </style:style>
    <style:style style:name="co3" style:family="table-column">
      <style:table-column-properties fo:break-before="auto" style:column-width="3.96875cm" style:use-optimal-column-width="true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80" table:default-cell-style-name="ce1"/>
        <table:table-row table:style-name="ro1">
          <table:table-cell office:value-type="string" table:number-columns-spanned="4" table:number-rows-spanned="2" table:style-name="ce17">
            <text:p>104學年度科技部學術計畫經費表，依院系所別分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6">
            <text:p>單位名稱</text:p>
          </table:table-cell>
          <table:table-cell office:value-type="string" table:style-name="ce7">
            <text:p>專任教師</text:p>
          </table:table-cell>
          <table:table-cell office:value-type="string" table:style-name="ce7">
            <text:p>研究人員</text:p>
          </table:table-cell>
          <table:table-cell office:value-type="string" table:style-name="ce8">
            <text:p>總計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人文社會學院</text:p>
          </table:table-cell>
          <table:table-cell office:value-type="float" office:value="49316601" table:style-name="ce11">
            <text:p>49,316,601</text:p>
          </table:table-cell>
          <table:table-cell office:value-type="float" office:value="0" table:style-name="ce11">
            <text:p>0</text:p>
          </table:table-cell>
          <table:table-cell office:value-type="float" office:value="49316601" table:style-name="ce11">
            <text:p>49,316,60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外國語文學系</text:p>
          </table:table-cell>
          <table:table-cell office:value-type="float" office:value="6300200" table:style-name="ce12">
            <text:p>6,300,200</text:p>
          </table:table-cell>
          <table:table-cell table:style-name="ce12"/>
          <table:table-cell office:value-type="float" office:value="6300200" table:style-name="ce12">
            <text:p>6,300,2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社會與文化研究所</text:p>
          </table:table-cell>
          <table:table-cell office:value-type="float" office:value="7208000" table:style-name="ce13">
            <text:p>7,208,000</text:p>
          </table:table-cell>
          <table:table-cell table:style-name="ce13"/>
          <table:table-cell office:value-type="float" office:value="7208000" table:style-name="ce13">
            <text:p>7,208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建築研究所</text:p>
          </table:table-cell>
          <table:table-cell office:value-type="float" office:value="931000" table:style-name="ce13">
            <text:p>931,000</text:p>
          </table:table-cell>
          <table:table-cell table:style-name="ce13"/>
          <table:table-cell office:value-type="float" office:value="931000" table:style-name="ce13">
            <text:p>931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英語教學研究所</text:p>
          </table:table-cell>
          <table:table-cell office:value-type="float" office:value="3106000" table:style-name="ce13">
            <text:p>3,106,000</text:p>
          </table:table-cell>
          <table:table-cell table:style-name="ce13"/>
          <table:table-cell office:value-type="float" office:value="3106000" table:style-name="ce13">
            <text:p>3,106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教育研究所</text:p>
          </table:table-cell>
          <table:table-cell office:value-type="float" office:value="25119667" table:style-name="ce13">
            <text:p>25,119,667</text:p>
          </table:table-cell>
          <table:table-cell table:style-name="ce13"/>
          <table:table-cell office:value-type="float" office:value="25119667" table:style-name="ce13">
            <text:p>25,119,6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傳播研究所</text:p>
          </table:table-cell>
          <table:table-cell office:value-type="float" office:value="3359000" table:style-name="ce13">
            <text:p>3,359,000</text:p>
          </table:table-cell>
          <table:table-cell table:style-name="ce13"/>
          <table:table-cell office:value-type="float" office:value="3359000" table:style-name="ce13">
            <text:p>3,359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應用藝術研究所</text:p>
          </table:table-cell>
          <table:table-cell office:value-type="float" office:value="2739734" table:style-name="ce13">
            <text:p>2,739,734</text:p>
          </table:table-cell>
          <table:table-cell table:style-name="ce13"/>
          <table:table-cell office:value-type="float" office:value="2739734" table:style-name="ce13">
            <text:p>2,739,73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音樂研究所</text:p>
          </table:table-cell>
          <table:table-cell office:value-type="float" office:value="553000" table:style-name="ce14">
            <text:p>553,000</text:p>
          </table:table-cell>
          <table:table-cell table:style-name="ce14"/>
          <table:table-cell office:value-type="float" office:value="553000" table:style-name="ce14">
            <text:p>553,000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工學院</text:p>
          </table:table-cell>
          <table:table-cell office:value-type="float" office:value="219531824" table:style-name="ce15">
            <text:p>219,531,824</text:p>
          </table:table-cell>
          <table:table-cell office:value-type="float" office:value="0" table:style-name="ce15">
            <text:p>0</text:p>
          </table:table-cell>
          <table:table-cell office:value-type="float" office:value="219531824" table:style-name="ce15">
            <text:p>219,531,82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土木工程學系</text:p>
          </table:table-cell>
          <table:table-cell office:value-type="float" office:value="35124072" table:style-name="ce12">
            <text:p>35,124,072</text:p>
          </table:table-cell>
          <table:table-cell table:style-name="ce12"/>
          <table:table-cell office:value-type="float" office:value="35124072" table:style-name="ce12">
            <text:p>35,124,0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材料科學與工程學系</text:p>
          </table:table-cell>
          <table:table-cell office:value-type="float" office:value="111057654" table:style-name="ce13">
            <text:p>111,057,654</text:p>
          </table:table-cell>
          <table:table-cell table:style-name="ce13"/>
          <table:table-cell office:value-type="float" office:value="111057654" table:style-name="ce13">
            <text:p>111,057,65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機械工程學系</text:p>
          </table:table-cell>
          <table:table-cell office:value-type="float" office:value="43013177" table:style-name="ce13">
            <text:p>43,013,177</text:p>
          </table:table-cell>
          <table:table-cell table:style-name="ce13"/>
          <table:table-cell office:value-type="float" office:value="43013177" table:style-name="ce13">
            <text:p>43,013,17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環境工程研究所</text:p>
          </table:table-cell>
          <table:table-cell office:value-type="float" office:value="30336921" table:style-name="ce13">
            <text:p>30,336,921</text:p>
          </table:table-cell>
          <table:table-cell table:style-name="ce13"/>
          <table:table-cell office:value-type="float" office:value="30336921" table:style-name="ce13">
            <text:p>30,336,921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生物科技學院</text:p>
          </table:table-cell>
          <table:table-cell office:value-type="float" office:value="84767387" table:style-name="ce15">
            <text:p>84,767,387</text:p>
          </table:table-cell>
          <table:table-cell office:value-type="float" office:value="0" table:style-name="ce15">
            <text:p>0</text:p>
          </table:table-cell>
          <table:table-cell office:value-type="float" office:value="84767387" table:style-name="ce15">
            <text:p>84,767,387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生物科技學系</text:p>
          </table:table-cell>
          <table:table-cell office:value-type="float" office:value="55052906" table:style-name="ce12">
            <text:p>55,052,906</text:p>
          </table:table-cell>
          <table:table-cell table:style-name="ce12"/>
          <table:table-cell office:value-type="float" office:value="55052906" table:style-name="ce12">
            <text:p>55,052,90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生物資訊及系統生物研究所</text:p>
          </table:table-cell>
          <table:table-cell office:value-type="float" office:value="16577960" table:style-name="ce13">
            <text:p>16,577,960</text:p>
          </table:table-cell>
          <table:table-cell table:style-name="ce13"/>
          <table:table-cell office:value-type="float" office:value="16577960" table:style-name="ce13">
            <text:p>16,577,96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分子醫學與生物工程研究所</text:p>
          </table:table-cell>
          <table:table-cell office:value-type="float" office:value="13136521" table:style-name="ce14">
            <text:p>13,136,521</text:p>
          </table:table-cell>
          <table:table-cell table:style-name="ce14"/>
          <table:table-cell office:value-type="float" office:value="13136521" table:style-name="ce14">
            <text:p>13,136,521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光電學院</text:p>
          </table:table-cell>
          <table:table-cell office:value-type="float" office:value="28793098" table:style-name="ce15">
            <text:p>28,793,098</text:p>
          </table:table-cell>
          <table:table-cell office:value-type="float" office:value="0" table:style-name="ce15">
            <text:p>0</text:p>
          </table:table-cell>
          <table:table-cell office:value-type="float" office:value="28793098" table:style-name="ce15">
            <text:p>28,793,09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光電系統研究所</text:p>
          </table:table-cell>
          <table:table-cell office:value-type="float" office:value="17448898" table:style-name="ce12">
            <text:p>17,448,898</text:p>
          </table:table-cell>
          <table:table-cell table:style-name="ce12"/>
          <table:table-cell office:value-type="float" office:value="17448898" table:style-name="ce12">
            <text:p>17,448,89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照明與能源光電研究所</text:p>
          </table:table-cell>
          <table:table-cell office:value-type="float" office:value="2647000" table:style-name="ce13">
            <text:p>2,647,000</text:p>
          </table:table-cell>
          <table:table-cell table:style-name="ce13"/>
          <table:table-cell office:value-type="float" office:value="2647000" table:style-name="ce13">
            <text:p>2,647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影像與生醫光電研究所</text:p>
          </table:table-cell>
          <table:table-cell office:value-type="float" office:value="8697200" table:style-name="ce13">
            <text:p>8,697,200</text:p>
          </table:table-cell>
          <table:table-cell table:style-name="ce13"/>
          <table:table-cell office:value-type="float" office:value="8697200" table:style-name="ce13">
            <text:p>8,697,200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客家文化學院</text:p>
          </table:table-cell>
          <table:table-cell office:value-type="float" office:value="12875303" table:style-name="ce15">
            <text:p>12,875,303</text:p>
          </table:table-cell>
          <table:table-cell office:value-type="float" office:value="0" table:style-name="ce15">
            <text:p>0</text:p>
          </table:table-cell>
          <table:table-cell office:value-type="float" office:value="12875303" table:style-name="ce15">
            <text:p>12,875,303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人文社會學系</text:p>
          </table:table-cell>
          <table:table-cell office:value-type="float" office:value="7219638" table:style-name="ce12">
            <text:p>7,219,638</text:p>
          </table:table-cell>
          <table:table-cell table:style-name="ce12"/>
          <table:table-cell office:value-type="float" office:value="7219638" table:style-name="ce12">
            <text:p>7,219,63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傳播與科技學系</text:p>
          </table:table-cell>
          <table:table-cell office:value-type="float" office:value="5655665" table:style-name="ce13">
            <text:p>5,655,665</text:p>
          </table:table-cell>
          <table:table-cell table:style-name="ce13"/>
          <table:table-cell office:value-type="float" office:value="5655665" table:style-name="ce13">
            <text:p>5,655,665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科技法律學院</text:p>
          </table:table-cell>
          <table:table-cell office:value-type="float" office:value="4900000" table:style-name="ce15">
            <text:p>4,900,000</text:p>
          </table:table-cell>
          <table:table-cell office:value-type="float" office:value="0" table:style-name="ce15">
            <text:p>0</text:p>
          </table:table-cell>
          <table:table-cell office:value-type="float" office:value="4900000" table:style-name="ce15">
            <text:p>4,900,00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科技法律研究所</text:p>
          </table:table-cell>
          <table:table-cell office:value-type="float" office:value="2884000" table:style-name="ce12">
            <text:p>2,884,000</text:p>
          </table:table-cell>
          <table:table-cell table:style-name="ce12"/>
          <table:table-cell office:value-type="float" office:value="2884000" table:style-name="ce12">
            <text:p>2,884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科技管理研究所</text:p>
          </table:table-cell>
          <table:table-cell office:value-type="float" office:value="2016000" table:style-name="ce13">
            <text:p>2,016,000</text:p>
          </table:table-cell>
          <table:table-cell table:style-name="ce13"/>
          <table:table-cell office:value-type="float" office:value="2016000" table:style-name="ce13">
            <text:p>2,016,000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理學院</text:p>
          </table:table-cell>
          <table:table-cell office:value-type="float" office:value="272973705" table:style-name="ce15">
            <text:p>272,973,705</text:p>
          </table:table-cell>
          <table:table-cell office:value-type="float" office:value="6150785" table:style-name="ce15">
            <text:p>6,150,785</text:p>
          </table:table-cell>
          <table:table-cell office:value-type="float" office:value="279124490" table:style-name="ce15">
            <text:p>279,124,49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物理研究所</text:p>
          </table:table-cell>
          <table:table-cell office:value-type="float" office:value="26052900" table:style-name="ce12">
            <text:p>26,052,900</text:p>
          </table:table-cell>
          <table:table-cell table:style-name="ce12"/>
          <table:table-cell office:value-type="float" office:value="26052900" table:style-name="ce12">
            <text:p>26,052,9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統計學研究所</text:p>
          </table:table-cell>
          <table:table-cell office:value-type="float" office:value="12033330" table:style-name="ce13">
            <text:p>12,033,330</text:p>
          </table:table-cell>
          <table:table-cell table:style-name="ce13"/>
          <table:table-cell office:value-type="float" office:value="12033330" table:style-name="ce13">
            <text:p>12,033,33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電子物理學系</text:p>
          </table:table-cell>
          <table:table-cell office:value-type="float" office:value="84380575" table:style-name="ce13">
            <text:p>84,380,575</text:p>
          </table:table-cell>
          <table:table-cell table:style-name="ce13"/>
          <table:table-cell office:value-type="float" office:value="84380575" table:style-name="ce13">
            <text:p>84,380,5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應用化學系</text:p>
          </table:table-cell>
          <table:table-cell office:value-type="float" office:value="120689520" table:style-name="ce13">
            <text:p>120,689,520</text:p>
          </table:table-cell>
          <table:table-cell office:value-type="float" office:value="6150785" table:style-name="ce13">
            <text:p>6,150,785</text:p>
          </table:table-cell>
          <table:table-cell office:value-type="float" office:value="126840305" table:style-name="ce13">
            <text:p>126,840,3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應用數學系</text:p>
          </table:table-cell>
          <table:table-cell office:value-type="float" office:value="29817380" table:style-name="ce13">
            <text:p>29,817,380</text:p>
          </table:table-cell>
          <table:table-cell table:style-name="ce13"/>
          <table:table-cell office:value-type="float" office:value="29817380" table:style-name="ce13">
            <text:p>29,817,380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資訊學院</text:p>
          </table:table-cell>
          <table:table-cell office:value-type="float" office:value="134716699" table:style-name="ce15">
            <text:p>134,716,699</text:p>
          </table:table-cell>
          <table:table-cell office:value-type="float" office:value="495000" table:style-name="ce15">
            <text:p>495,000</text:p>
          </table:table-cell>
          <table:table-cell office:value-type="float" office:value="135211699" table:style-name="ce15">
            <text:p>135,211,699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資訊工程學系</text:p>
          </table:table-cell>
          <table:table-cell office:value-type="float" office:value="56412118" table:style-name="ce12">
            <text:p>56,412,118</text:p>
          </table:table-cell>
          <table:table-cell office:value-type="float" office:value="495000" table:style-name="ce12">
            <text:p>495,000</text:p>
          </table:table-cell>
          <table:table-cell office:value-type="float" office:value="56907118" table:style-name="ce12">
            <text:p>56,907,1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多媒體工程研究所</text:p>
          </table:table-cell>
          <table:table-cell office:value-type="float" office:value="12480000" table:style-name="ce13">
            <text:p>12,480,000</text:p>
          </table:table-cell>
          <table:table-cell table:style-name="ce13"/>
          <table:table-cell office:value-type="float" office:value="12480000" table:style-name="ce13">
            <text:p>12,480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資訊科學與工程研究所</text:p>
          </table:table-cell>
          <table:table-cell office:value-type="float" office:value="49770479" table:style-name="ce13">
            <text:p>49,770,479</text:p>
          </table:table-cell>
          <table:table-cell table:style-name="ce13"/>
          <table:table-cell office:value-type="float" office:value="49770479" table:style-name="ce13">
            <text:p>49,770,47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網路工程研究所</text:p>
          </table:table-cell>
          <table:table-cell office:value-type="float" office:value="16054102" table:style-name="ce13">
            <text:p>16,054,102</text:p>
          </table:table-cell>
          <table:table-cell table:style-name="ce13"/>
          <table:table-cell office:value-type="float" office:value="16054102" table:style-name="ce13">
            <text:p>16,054,102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電機學院</text:p>
          </table:table-cell>
          <table:table-cell office:value-type="float" office:value="456391262" table:style-name="ce15">
            <text:p>456,391,262</text:p>
          </table:table-cell>
          <table:table-cell office:value-type="float" office:value="3543000" table:style-name="ce15">
            <text:p>3,543,000</text:p>
          </table:table-cell>
          <table:table-cell office:value-type="float" office:value="459934262" table:style-name="ce15">
            <text:p>459,934,26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生醫工程研究所</text:p>
          </table:table-cell>
          <table:table-cell office:value-type="float" office:value="7131000" table:style-name="ce12">
            <text:p>7,131,000</text:p>
          </table:table-cell>
          <table:table-cell table:style-name="ce12"/>
          <table:table-cell office:value-type="float" office:value="7131000" table:style-name="ce12">
            <text:p>7,131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光電工程學系</text:p>
          </table:table-cell>
          <table:table-cell office:value-type="float" office:value="77343415" table:style-name="ce13">
            <text:p>77,343,415</text:p>
          </table:table-cell>
          <table:table-cell office:value-type="float" office:value="3543000" table:style-name="ce13">
            <text:p>3,543,000</text:p>
          </table:table-cell>
          <table:table-cell office:value-type="float" office:value="80886415" table:style-name="ce13">
            <text:p>80,886,4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電子工程學系</text:p>
          </table:table-cell>
          <table:table-cell office:value-type="float" office:value="269253837" table:style-name="ce13">
            <text:p>269,253,837</text:p>
          </table:table-cell>
          <table:table-cell table:style-name="ce13"/>
          <table:table-cell office:value-type="float" office:value="269253837" table:style-name="ce13">
            <text:p>269,253,8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電機工程學系</text:p>
          </table:table-cell>
          <table:table-cell office:value-type="float" office:value="41278843" table:style-name="ce13">
            <text:p>41,278,843</text:p>
          </table:table-cell>
          <table:table-cell table:style-name="ce13"/>
          <table:table-cell office:value-type="float" office:value="41278843" table:style-name="ce13">
            <text:p>41,278,84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電信工程研究所</text:p>
          </table:table-cell>
          <table:table-cell office:value-type="float" office:value="36306167" table:style-name="ce14">
            <text:p>36,306,167</text:p>
          </table:table-cell>
          <table:table-cell table:style-name="ce14"/>
          <table:table-cell office:value-type="float" office:value="36306167" table:style-name="ce14">
            <text:p>36,306,16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電控工程研究所</text:p>
          </table:table-cell>
          <table:table-cell office:value-type="float" office:value="25078000" table:style-name="ce14">
            <text:p>25,078,000</text:p>
          </table:table-cell>
          <table:table-cell table:style-name="ce14"/>
          <table:table-cell office:value-type="float" office:value="25078000" table:style-name="ce14">
            <text:p>25,078,000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管理學院</text:p>
          </table:table-cell>
          <table:table-cell office:value-type="float" office:value="49489944" table:style-name="ce15">
            <text:p>49,489,944</text:p>
          </table:table-cell>
          <table:table-cell office:value-type="float" office:value="0" table:style-name="ce15">
            <text:p>0</text:p>
          </table:table-cell>
          <table:table-cell office:value-type="float" office:value="49489944" table:style-name="ce15">
            <text:p>49,489,944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工業工程與管理學系</text:p>
          </table:table-cell>
          <table:table-cell office:value-type="float" office:value="8941000" table:style-name="ce12">
            <text:p>8,941,000</text:p>
          </table:table-cell>
          <table:table-cell table:style-name="ce12"/>
          <table:table-cell office:value-type="float" office:value="8941000" table:style-name="ce12">
            <text:p>8,941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經營管理研究所</text:p>
          </table:table-cell>
          <table:table-cell office:value-type="float" office:value="3122000" table:style-name="ce13">
            <text:p>3,122,000</text:p>
          </table:table-cell>
          <table:table-cell table:style-name="ce13"/>
          <table:table-cell office:value-type="float" office:value="3122000" table:style-name="ce13">
            <text:p>3,122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資訊管理與財務金融學系</text:p>
          </table:table-cell>
          <table:table-cell office:value-type="float" office:value="20645457" table:style-name="ce13">
            <text:p>20,645,457</text:p>
          </table:table-cell>
          <table:table-cell table:style-name="ce13"/>
          <table:table-cell office:value-type="float" office:value="20645457" table:style-name="ce13">
            <text:p>20,645,4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運輸與物流管理學系</text:p>
          </table:table-cell>
          <table:table-cell office:value-type="float" office:value="12404487" table:style-name="ce13">
            <text:p>12,404,487</text:p>
          </table:table-cell>
          <table:table-cell table:style-name="ce13"/>
          <table:table-cell office:value-type="float" office:value="12404487" table:style-name="ce13">
            <text:p>12,404,4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管理科學系</text:p>
          </table:table-cell>
          <table:table-cell office:value-type="float" office:value="4377000" table:style-name="ce13">
            <text:p>4,377,000</text:p>
          </table:table-cell>
          <table:table-cell table:style-name="ce13"/>
          <table:table-cell office:value-type="float" office:value="4377000" table:style-name="ce13">
            <text:p>4,377,000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國際半導體產業學院</text:p>
          </table:table-cell>
          <table:table-cell office:value-type="float" office:value="1108000" table:style-name="ce15">
            <text:p>1,108,000</text:p>
          </table:table-cell>
          <table:table-cell office:value-type="float" office:value="0" table:style-name="ce15">
            <text:p>0</text:p>
          </table:table-cell>
          <table:table-cell office:value-type="float" office:value="1108000" table:style-name="ce15">
            <text:p>1,108,00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國際半導體產業學院</text:p>
          </table:table-cell>
          <table:table-cell office:value-type="float" office:value="1108000" table:style-name="ce12">
            <text:p>1,108,000</text:p>
          </table:table-cell>
          <table:table-cell table:style-name="ce12"/>
          <table:table-cell office:value-type="float" office:value="1108000" table:style-name="ce12">
            <text:p>1,108,000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行政單位及各類中心</text:p>
          </table:table-cell>
          <table:table-cell office:value-type="float" office:value="4454000" table:style-name="ce15">
            <text:p>4,454,000</text:p>
          </table:table-cell>
          <table:table-cell office:value-type="float" office:value="2330000" table:style-name="ce15">
            <text:p>2,330,000</text:p>
          </table:table-cell>
          <table:table-cell office:value-type="float" office:value="6784000" table:style-name="ce15">
            <text:p>6,784,000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防災與水環境研究中心</text:p>
          </table:table-cell>
          <table:table-cell table:style-name="ce12"/>
          <table:table-cell office:value-type="float" office:value="2330000" table:style-name="ce12">
            <text:p>2,330,000</text:p>
          </table:table-cell>
          <table:table-cell office:value-type="float" office:value="2330000" table:style-name="ce12">
            <text:p>2,330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通識教育中心</text:p>
          </table:table-cell>
          <table:table-cell office:value-type="float" office:value="3059000" table:style-name="ce13">
            <text:p>3,059,000</text:p>
          </table:table-cell>
          <table:table-cell table:style-name="ce13"/>
          <table:table-cell office:value-type="float" office:value="3059000" table:style-name="ce13">
            <text:p>3,059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資訊技術服務中心</text:p>
          </table:table-cell>
          <table:table-cell office:value-type="float" office:value="1395000" table:style-name="ce13">
            <text:p>1,395,000</text:p>
          </table:table-cell>
          <table:table-cell table:style-name="ce13"/>
          <table:table-cell office:value-type="float" office:value="1395000" table:style-name="ce13">
            <text:p>1,395,0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電子與資訊研究中心</text:p>
          </table:table-cell>
          <table:table-cell table:number-columns-repeated="3" table:style-name="ce13"/>
          <table:table-cell table:number-columns-repeated="16380"/>
        </table:table-row>
        <table:table-row table:style-name="ro1">
          <table:table-cell office:value-type="string" table:style-name="ce3">
            <text:p>總計</text:p>
          </table:table-cell>
          <table:table-cell office:value-type="float" office:value="1319317823" table:style-name="ce16">
            <text:p>1,319,317,823</text:p>
          </table:table-cell>
          <table:table-cell office:value-type="float" office:value="12518785" table:style-name="ce16">
            <text:p>12,518,785</text:p>
          </table:table-cell>
          <table:table-cell office:value-type="float" office:value="1331836608" table:style-name="ce16">
            <text:p>1,331,836,608</text:p>
          </table:table-cell>
          <table:table-cell table:number-columns-repeated="16380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236220472440945in" fo:margin-right="0.236220472440945in" style:print-orientation="portrait" style:print-page-order="ttb" style:first-page-number="continue" style:scale-to="82%" style:table-centering="none" style:print="objects charts drawings"/>
      <style:header-style>
        <style:header-footer-properties fo:min-height="0in" fo:margin-left="0.236220472440945in" fo:margin-right="0.236220472440945in" fo:margin-bottom="0in"/>
      </style:header-style>
      <style:footer-style>
        <style:header-footer-properties fo:min-height="0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SER</meta:initial-creator>
    <dc:creator>USER</dc:creator>
    <meta:creation-date>2016-08-09T07:55:10Z</meta:creation-date>
    <dc:date>2017-12-15T03:56:19Z</dc:date>
    <meta:print-date>2017-12-15T03:56:09Z</meta:print-date>
  </office:meta>
</office:document-meta>
</file>